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officeooo:rsid="001a20b9" officeooo:paragraph-rsid="001a20b9" style:font-size-asian="18pt" style:font-weight-asian="bold" style:font-size-complex="18pt" style:font-weight-complex="bold"/>
    </style:style>
    <style:style style:name="P2" style:family="paragraph" style:parent-style-name="Standard">
      <style:text-properties style:font-name="Arial" fo:font-size="12pt" fo:font-weight="normal" officeooo:rsid="001a20b9" officeooo:paragraph-rsid="001a20b9" style:font-size-asian="10.5pt" style:font-weight-asian="normal" style:font-size-complex="12pt" style:font-weight-complex="normal"/>
    </style:style>
    <style:style style:name="P3" style:family="paragraph" style:parent-style-name="Standard">
      <style:text-properties style:font-name="Arial" fo:font-size="12pt" fo:font-weight="normal" officeooo:rsid="001b63be" officeooo:paragraph-rsid="001b63be" style:font-size-asian="10.5pt" style:font-weight-asian="normal" style:font-size-complex="12pt" style:font-weight-complex="normal"/>
    </style:style>
    <style:style style:name="P4" style:family="paragraph" style:parent-style-name="Standard">
      <style:text-properties style:font-name="Arial" fo:font-size="12pt" fo:font-weight="normal" officeooo:rsid="001d1592" officeooo:paragraph-rsid="001d1592" style:font-size-asian="10.5pt" style:font-weight-asian="normal" style:font-size-complex="12pt" style:font-weight-complex="normal"/>
    </style:style>
    <style:style style:name="P5" style:family="paragraph" style:parent-style-name="Standard">
      <style:text-properties style:font-name="Arial" fo:font-size="12pt" fo:font-weight="normal" officeooo:rsid="001fee74" officeooo:paragraph-rsid="001fee74" style:font-size-asian="10.5pt" style:font-weight-asian="normal" style:font-size-complex="12pt" style:font-weight-complex="normal"/>
    </style:style>
    <style:style style:name="P6" style:family="paragraph" style:parent-style-name="Standard">
      <style:text-properties style:font-name="Arial" fo:font-size="12pt" fo:font-weight="normal" officeooo:rsid="002bceb6" officeooo:paragraph-rsid="002aa0d7" style:font-size-asian="10.5pt" style:font-weight-asian="normal" style:font-size-complex="12pt" style:font-weight-complex="normal"/>
    </style:style>
    <style:style style:name="P7" style:family="paragraph" style:parent-style-name="Standard">
      <style:text-properties style:font-name="Arial" fo:font-size="12pt" fo:font-weight="normal" officeooo:rsid="002aa0d7" officeooo:paragraph-rsid="003c1d25" style:font-size-asian="10.5pt" style:font-weight-asian="normal" style:font-size-complex="12pt" style:font-weight-complex="normal"/>
    </style:style>
    <style:style style:name="P8" style:family="paragraph" style:parent-style-name="Standard">
      <style:text-properties style:font-name="Arial" fo:font-size="12pt" fo:font-weight="bold" officeooo:rsid="001d0ec0" officeooo:paragraph-rsid="001d0ec0" style:font-size-asian="10.5pt" style:font-weight-asian="bold" style:font-size-complex="12pt" style:font-weight-complex="bold"/>
    </style:style>
    <style:style style:name="P9" style:family="paragraph" style:parent-style-name="Standard">
      <style:text-properties style:font-name="Arial" fo:font-size="12pt" fo:font-weight="bold" officeooo:rsid="0023a460" officeooo:paragraph-rsid="0023a460" style:font-size-asian="10.5pt" style:font-weight-asian="bold" style:font-size-complex="12pt" style:font-weight-complex="bold"/>
    </style:style>
    <style:style style:name="P10" style:family="paragraph" style:parent-style-name="Standard">
      <style:text-properties fo:color="#000000" fo:font-size="18pt" fo:font-weight="bold" officeooo:rsid="0032400e" officeooo:paragraph-rsid="0036830f" style:font-size-asian="18pt" style:font-weight-asian="bold" style:font-size-complex="18pt" style:font-weight-complex="bold"/>
    </style:style>
    <style:style style:name="P11" style:family="paragraph" style:parent-style-name="Standard">
      <style:text-properties fo:color="#000000" fo:font-size="18pt" fo:font-weight="bold" officeooo:rsid="003f63d3" officeooo:paragraph-rsid="003f63d3" style:font-size-asian="18pt" style:font-weight-asian="bold" style:font-size-complex="18pt" style:font-weight-complex="bold"/>
    </style:style>
    <style:style style:name="P12" style:family="paragraph" style:parent-style-name="Standard">
      <style:text-properties fo:color="#000000" style:font-name="Arial" fo:font-size="12pt" fo:font-weight="bold" officeooo:rsid="004e2ba3" officeooo:paragraph-rsid="004e2ba3"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53addd" officeooo:paragraph-rsid="0053addd"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59f920" officeooo:paragraph-rsid="0059f920"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65cc0d" officeooo:paragraph-rsid="0065cc0d"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682ed3" officeooo:paragraph-rsid="00682ed3"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fee74" officeooo:paragraph-rsid="00434d5a"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481a4c" officeooo:paragraph-rsid="00481a4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488bf8" officeooo:paragraph-rsid="00488bf8"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4a6f7a" officeooo:paragraph-rsid="004a6f7a"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32400e" officeooo:paragraph-rsid="00322ba7"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32400e" officeooo:paragraph-rsid="0032400e"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22a233" officeooo:paragraph-rsid="0038816e"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2bceb6" officeooo:paragraph-rsid="003c1d25"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3e136a" officeooo:paragraph-rsid="003e136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322ba7" officeooo:paragraph-rsid="0036830f"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54da55" officeooo:paragraph-rsid="0054da55"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59f920" officeooo:paragraph-rsid="0059f920"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5bd3ee" officeooo:paragraph-rsid="005bd3ee"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5c96c6" officeooo:paragraph-rsid="005c96c6"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5e0ccc" officeooo:paragraph-rsid="005e0ccc"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619f76" officeooo:paragraph-rsid="00619f76"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63ac74" officeooo:paragraph-rsid="0063ac74" style:font-size-asian="10.5pt" style:font-weight-asian="normal" style:font-size-complex="12pt" style:font-weight-complex="normal"/>
    </style:style>
    <style:style style:name="P34" style:family="paragraph" style:parent-style-name="Standard">
      <style:text-properties fo:color="#000000" style:font-name="Arial" fo:font-size="18pt" fo:font-weight="bold" officeooo:rsid="00345266" officeooo:paragraph-rsid="00345266" style:font-size-asian="18pt" style:font-weight-asian="bold" style:font-size-complex="18pt" style:font-weight-complex="bold"/>
    </style:style>
    <style:style style:name="P35" style:family="paragraph" style:parent-style-name="Standard">
      <style:text-properties fo:color="#000000" style:font-name="Arial" fo:font-size="18pt" fo:font-weight="bold" officeooo:rsid="0069f235" officeooo:paragraph-rsid="0069f235" style:font-size-asian="18pt" style:font-weight-asian="bold" style:font-size-complex="18pt" style:font-weight-complex="bold"/>
    </style:style>
    <style:style style:name="P36" style:family="paragraph" style:parent-style-name="Standard">
      <style:text-properties fo:color="#000000" style:font-name="Arial" fo:font-size="12pt" fo:font-weight="normal" officeooo:rsid="006d2583" officeooo:paragraph-rsid="006d2583"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6f486b" officeooo:paragraph-rsid="006f486b"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7098e2" officeooo:paragraph-rsid="007098e2"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6b9a95" officeooo:paragraph-rsid="006b9a95"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682ed3" officeooo:paragraph-rsid="00682ed3"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74f9a8" officeooo:paragraph-rsid="0074f9a8"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75b4f5" officeooo:paragraph-rsid="0075b4f5"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7a6c74" officeooo:paragraph-rsid="007a6c74" style:font-size-asian="10.5pt" style:font-weight-asian="normal" style:font-size-complex="12pt" style:font-weight-complex="normal"/>
    </style:style>
    <style:style style:name="P44" style:family="paragraph" style:parent-style-name="Standard">
      <style:text-properties fo:color="#000000" style:font-name="Arial" fo:font-size="12pt" fo:font-weight="normal" officeooo:rsid="007a6c74" officeooo:paragraph-rsid="007c889c" style:font-size-asian="10.5pt" style:font-weight-asian="normal" style:font-size-complex="12pt" style:font-weight-complex="normal"/>
    </style:style>
    <style:style style:name="P45" style:family="paragraph" style:parent-style-name="Standard">
      <style:text-properties fo:color="#000000" style:font-name="Arial" fo:font-size="12pt" fo:font-weight="normal" officeooo:rsid="007a6c74" officeooo:paragraph-rsid="007f7c08" style:font-size-asian="10.5pt" style:font-weight-asian="normal" style:font-size-complex="12pt" style:font-weight-complex="normal"/>
    </style:style>
    <style:style style:name="P46" style:family="paragraph" style:parent-style-name="Standard">
      <style:text-properties fo:color="#000000" style:font-name="Arial" fo:font-size="12pt" fo:font-weight="normal" officeooo:rsid="007a6c74" officeooo:paragraph-rsid="00802be7" style:font-size-asian="10.5pt" style:font-weight-asian="normal" style:font-size-complex="12pt" style:font-weight-complex="normal"/>
    </style:style>
    <style:style style:name="P47" style:family="paragraph" style:parent-style-name="Standard">
      <style:text-properties fo:color="#000000" style:font-name="Arial" fo:font-size="12pt" fo:font-weight="normal" officeooo:rsid="0081bd2c" officeooo:paragraph-rsid="0081bd2c" style:font-size-asian="10.5pt" style:font-weight-asian="normal" style:font-size-complex="12pt" style:font-weight-complex="normal"/>
    </style:style>
    <style:style style:name="P48" style:family="paragraph" style:parent-style-name="Standard">
      <style:text-properties fo:color="#000000" style:font-name="Arial" fo:font-size="12pt" fo:font-weight="normal" officeooo:rsid="00827800" officeooo:paragraph-rsid="00827800" style:font-size-asian="10.5pt" style:font-weight-asian="normal" style:font-size-complex="12pt" style:font-weight-complex="normal"/>
    </style:style>
    <style:style style:name="P49" style:family="paragraph" style:parent-style-name="Standard">
      <style:text-properties fo:color="#000000" style:font-name="Arial" fo:font-size="12pt" fo:font-weight="normal" officeooo:rsid="0083a9f9" officeooo:paragraph-rsid="0083a9f9" style:font-size-asian="10.5pt" style:font-weight-asian="normal" style:font-size-complex="12pt" style:font-weight-complex="normal"/>
    </style:style>
    <style:style style:name="P50" style:family="paragraph" style:parent-style-name="Standard">
      <style:text-properties fo:color="#000000" style:font-name="Arial" fo:font-size="12pt" fo:font-weight="normal" officeooo:rsid="008692e5" officeooo:paragraph-rsid="008692e5" style:font-size-asian="10.5pt" style:font-weight-asian="normal" style:font-size-complex="12pt" style:font-weight-complex="normal"/>
    </style:style>
    <style:style style:name="P51" style:family="paragraph" style:parent-style-name="Standard">
      <style:text-properties fo:color="#000000" style:font-name="Arial" fo:font-size="12pt" fo:font-weight="normal" officeooo:rsid="00872348" officeooo:paragraph-rsid="00872348" style:font-size-asian="10.5pt" style:font-weight-asian="normal" style:font-size-complex="12pt" style:font-weight-complex="normal"/>
    </style:style>
    <style:style style:name="P52" style:family="paragraph" style:parent-style-name="Standard">
      <style:text-properties fo:color="#000000" style:font-name="Arial" fo:font-size="12pt" fo:font-weight="bold" officeooo:rsid="0074f9a8" officeooo:paragraph-rsid="0074f9a8" style:font-size-asian="10.5pt" style:font-weight-asian="bold" style:font-size-complex="12pt" style:font-weight-complex="bold"/>
    </style:style>
    <style:style style:name="P53" style:family="paragraph" style:parent-style-name="Standard">
      <style:text-properties fo:color="#000000" style:font-name="Arial" fo:font-size="18pt" fo:font-weight="bold" officeooo:rsid="006f486b" officeooo:paragraph-rsid="006f486b" style:font-size-asian="18pt" style:font-weight-asian="bold" style:font-size-complex="18pt" style:font-weight-complex="bold"/>
    </style:style>
    <style:style style:name="P54" style:family="paragraph" style:parent-style-name="Standard" style:master-page-name="Standard">
      <style:paragraph-properties style:page-number="auto"/>
      <style:text-properties style:font-name="Arial" fo:font-size="20pt" fo:font-weight="bold" officeooo:rsid="001a20b9" officeooo:paragraph-rsid="001a20b9" style:font-size-asian="20pt" style:font-weight-asian="bold" style:font-size-complex="20pt" style:font-weight-complex="bold"/>
    </style:style>
    <style:style style:name="T1" style:family="text">
      <style:text-properties officeooo:rsid="001d1592"/>
    </style:style>
    <style:style style:name="T2" style:family="text">
      <style:text-properties officeooo:rsid="001d9317"/>
    </style:style>
    <style:style style:name="T3" style:family="text">
      <style:text-properties officeooo:rsid="0022a233"/>
    </style:style>
    <style:style style:name="T4" style:family="text">
      <style:text-properties style:font-name="Arial" fo:font-size="12pt" fo:font-weight="normal" officeooo:rsid="0026ae8f" style:font-size-asian="10.5pt" style:font-weight-asian="normal" style:font-size-complex="12pt" style:font-weight-complex="normal"/>
    </style:style>
    <style:style style:name="T5" style:family="text">
      <style:text-properties style:font-name="Arial" fo:font-size="12pt" fo:font-weight="normal" officeooo:rsid="00288cb4" style:font-size-asian="10.5pt" style:font-weight-asian="normal" style:font-size-complex="12pt" style:font-weight-complex="normal"/>
    </style:style>
    <style:style style:name="T6" style:family="text">
      <style:text-properties style:font-name="Arial" fo:font-size="12pt" fo:font-weight="normal" officeooo:rsid="002a4143" style:font-size-asian="10.5pt" style:font-weight-asian="normal" style:font-size-complex="12pt" style:font-weight-complex="normal"/>
    </style:style>
    <style:style style:name="T7" style:family="text">
      <style:text-properties style:font-name="Arial" fo:font-size="12pt" fo:font-weight="normal" officeooo:rsid="00338f33" style:font-size-asian="10.5pt" style:font-weight-asian="normal" style:font-size-complex="12pt" style:font-weight-complex="normal"/>
    </style:style>
    <style:style style:name="T8" style:family="text">
      <style:text-properties style:font-name="Arial" fo:font-size="12pt" fo:font-weight="normal" officeooo:rsid="00322ba7" style:font-size-asian="10.5pt" style:font-weight-asian="normal" style:font-size-complex="12pt" style:font-weight-complex="normal"/>
    </style:style>
    <style:style style:name="T9" style:family="text">
      <style:text-properties style:font-name="Arial" fo:font-size="12pt" style:font-size-asian="10.5pt" style:font-size-complex="12pt"/>
    </style:style>
    <style:style style:name="T10" style:family="text">
      <style:text-properties style:font-name="Arial" fo:font-size="12pt" officeooo:rsid="00322ba7" style:font-size-asian="10.5pt" style:font-size-complex="12pt"/>
    </style:style>
    <style:style style:name="T11" style:family="text">
      <style:text-properties fo:font-weight="normal" style:font-weight-asian="normal" style:font-weight-complex="normal"/>
    </style:style>
    <style:style style:name="T12" style:family="text">
      <style:text-properties fo:font-weight="normal" officeooo:rsid="0067b5fc" style:font-weight-asian="normal" style:font-weight-complex="normal"/>
    </style:style>
    <style:style style:name="T13" style:family="text">
      <style:text-properties officeooo:rsid="0045fb26"/>
    </style:style>
    <style:style style:name="T14" style:family="text">
      <style:text-properties officeooo:rsid="004c0493"/>
    </style:style>
    <style:style style:name="T15" style:family="text">
      <style:text-properties officeooo:rsid="00538f5c"/>
    </style:style>
    <style:style style:name="T16" style:family="text">
      <style:text-properties officeooo:rsid="00322ba7"/>
    </style:style>
    <style:style style:name="T17" style:family="text">
      <style:text-properties officeooo:rsid="005880b9"/>
    </style:style>
    <style:style style:name="T18" style:family="text">
      <style:text-properties officeooo:rsid="00633754"/>
    </style:style>
    <style:style style:name="T19" style:family="text">
      <style:text-properties officeooo:rsid="00648c45"/>
    </style:style>
    <style:style style:name="T20" style:family="text">
      <style:text-properties officeooo:rsid="006f14ef"/>
    </style:style>
    <style:style style:name="T21" style:family="text">
      <style:text-properties officeooo:rsid="00712d59"/>
    </style:style>
    <style:style style:name="T22" style:family="text">
      <style:text-properties officeooo:rsid="007392d9"/>
    </style:style>
    <style:style style:name="T23" style:family="text">
      <style:text-properties fo:font-weight="bold" style:font-weight-asian="bold" style:font-weight-complex="bold"/>
    </style:style>
    <style:style style:name="T24" style:family="text">
      <style:text-properties fo:font-weight="bold" officeooo:rsid="007c889c" style:font-weight-asian="bold" style:font-weight-complex="bold"/>
    </style:style>
    <style:style style:name="T25" style:family="text">
      <style:text-properties fo:font-weight="bold" officeooo:rsid="007f7c08" style:font-weight-asian="bold" style:font-weight-complex="bold"/>
    </style:style>
    <style:style style:name="T26" style:family="text">
      <style:text-properties fo:font-weight="bold" officeooo:rsid="00802be7" style:font-weight-asian="bold" style:font-weight-complex="bold"/>
    </style:style>
    <style:style style:name="T27" style:family="text">
      <style:text-properties fo:font-weight="bold" officeooo:rsid="00852dcb" style:font-weight-asian="bold" style:font-weight-complex="bold"/>
    </style:style>
    <style:style style:name="T28" style:family="text">
      <style:text-properties style:font-name="Consolas" fo:font-size="9.5pt" style:font-size-asian="9.5pt"/>
    </style:style>
    <style:style style:name="T29" style:family="text">
      <style:text-properties officeooo:rsid="007c0ab0"/>
    </style:style>
    <style:style style:name="T30" style:family="text">
      <style:text-properties officeooo:rsid="007c889c"/>
    </style:style>
    <style:style style:name="T31" style:family="text">
      <style:text-properties officeooo:rsid="007f7c08"/>
    </style:style>
    <style:style style:name="T32" style:family="text">
      <style:text-properties officeooo:rsid="00802be7"/>
    </style:style>
    <style:style style:name="T33" style:family="text">
      <style:text-properties officeooo:rsid="00852dcb"/>
    </style:style>
    <style:style style:name="T34" style:family="text">
      <style:text-properties officeooo:rsid="0088ab40"/>
    </style:style>
    <style:style style:name="T35" style:family="text">
      <style:text-properties officeooo:rsid="00898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warmGL <text:span text:style-name="T20">Concept</text:span></text:p>
      <text:p text:style-name="P1"/>
      <text:p text:style-name="P1">Ziel</text:p>
      <text:p text:style-name="P2">Unser Ziel war es, eine Schwarmintelligenz zu simulieren. Als Modell haben wir uns einen Fischschwarm im Meer vorgestellt. <text:span text:style-name="T1">Der Schwarm sollte den Bildschirm nicht verlassen.</text:span></text:p>
      <text:p text:style-name="P2"/>
      <text:p text:style-name="P1">Maßnahmen </text:p>
      <text:p text:style-name="P8"/>
      <text:p text:style-name="P8">Umwelt</text:p>
      <text:p text:style-name="P3">Um das Zusammenspiel der einzelnen Partikel besser beobachten zu können, haben wir uns zuerst Gedanken darüber gemacht, wie wir die Umwelt der Partikel dahingehend gestalten, dass sie sich größtenteils im sichtbaren Bereich aufhalten. </text:p>
      <text:p text:style-name="P4">Hierfür haben <text:span text:style-name="T2">wir den Raum in einen Quader aus Würfeln(im folgenden Quadrant genannt) der Länge 1 unterteilt, die einen Einfluss auf die Partikel ausüben, die sich in ihnen befinden. </text:span></text:p>
      <text:p text:style-name="P5"/>
      <text:p text:style-name="P9"><text:span text:style-name="T3">P</text:span>artikel</text:p>
      <text:p text:style-name="Standard"><text:span text:style-name="T4">Die Partikel haben wir der Einfacheit halber als Polygone dargestellt.</text:span><text:span text:style-name="T5"> Agenten innerhalb eines Schwarms beeinflussen sich gegenseitig. Um Rechenleistung zu sparen haben wir die Wahrnehmung der anderen Partikel jedoch nicht in den Partikeln selbst realisiert, sondern bilden den Mittelwert zwischen den Bewegungsvektoren der Partikel innerhalb eines</text:span><text:span text:style-name="T6"> Quadranten und seinem Richtungsvektor.</text:span></text:p>
      <text:p text:style-name="P6"/>
      <text:p text:style-name="P21"/>
      <text:p text:style-name="P22"/>
      <text:p text:style-name="P34">Implementierung</text:p>
      <text:p text:style-name="P23"/>
      <text:p text:style-name="P13"><text:span text:style-name="T16">P</text:span>article</text:p>
      <text:p text:style-name="P7">Um den Partikeln eine freie Bewegung im Dreidimensionalen Raum zu ermöglichen, haben wir sie durch den Einsatz von Drei Vektoren realisiert. Ein Ortsvektor bestimmt die Mitte der Basis (Grundlinie) des Polygons. </text:p>
      <text:p text:style-name="P7">Ein Richtungsvektor beschreibt, in welche Richtung die Spitze des Polygons zu zeichnen ist und in wohin es sich als nächstes Bewegen wird.</text:p>
      <text:p text:style-name="P24">Damit die Basis einheitlich dargestellt wird haben wir auf den Richtungsvektor einen Normalenvektor bestimmt, dessen x-Koordinate den Wert 0 hat. </text:p>
      <text:p text:style-name="P24"/>
      <text:p text:style-name="P25">Beispiel: Richtungsvektor R: (Rx; Ry; Rz) → Normalenvektor N: (0; -Rz; Ry)</text:p>
      <text:p text:style-name="P24"/>
      <text:p text:style-name="P26">Jedes Partikel hat noch eine Geschwindigkeit, die angibt, um wie viel die Basisposition in Richtung des Richtungsvektor pro Iteration verschoben wird. </text:p>
      <text:p text:style-name="P10"><text:span text:style-name="T7">Wegen der Berechnungen werden d</text:span><text:span text:style-name="T8">ie Partikel jedes mal neu generiert und in den Bildbuffer geladen.</text:span></text:p>
      <text:p text:style-name="P26"/>
      <text:p text:style-name="P14">Grid</text:p>
      <text:p text:style-name="P28">Das Grid ist der Quader, der aus Quadranten der Seitenlänge 1 zusammengesetzt ist. Es hat immer eine ungerade Anzahl an Elementen um die Berechnung der Einflussvektoren, die in Richtung des Mittelpunkts gerichtet sind, zu vereinfachen.</text:p>
      <text:p text:style-name="P29">Diese Klasse initiiert die Quadranten und deren Einflussvektoren und verwaltet die Objekte der Klassen Particle und Quadrant.</text:p>
      <text:p text:style-name="P30">Die Partikel können hier bewegt, gezeichnet und in den neuen Quadranten registriert <text:soft-page-break/>werden, was nötig ist, um im nächsten Schritt die neuen Einflussvektoren zu berechnen.</text:p>
      <text:p text:style-name="P31">Im folgenden wird die Umsetzung der Partikelregistrierung erklärt.</text:p>
      <text:p text:style-name="P31"/>
      <text:p text:style-name="P32">Die Quadranten sind in einem Dreidimensionalen std::vector&lt;&gt; gespeichert. Als Referenzpunkte der jeweiligen Quadranten haben wir die vordere untere linke Ecke gewählt. Die Positionen der Partikel müssen nun nur noch auf die nächst-tiefere ganze Zahl dekrementiert werden (aus 1,2 wird zB 1 oder aus -1,09 wird -2) und kann am Quadranten an dieser Position (abzüglich der ganzzahligen Hälfte der Dimensionslänge des Grids) gespeichert werden. <text:span text:style-name="T18">Vor dem Registrieren der Partikel werden aus den Quadranten alle aktuellen Partikel gelöscht und anhand der neu ermittelten Positionen neu gespeichert.</text:span></text:p>
      <text:p text:style-name="P26"/>
      <text:p text:style-name="P11"><text:span text:style-name="T10">Q</text:span><text:span text:style-name="T9">uadrant</text:span></text:p>
      <text:p text:style-name="P17"><text:span text:style-name="T2">D</text:span>er Einfluss <text:span text:style-name="T13">des Quadranten </text:span>wirkt sich lediglich auf die Bewegungsrichtung der Partikel aus. Er ist so gestaltet, dass jeder Quadrant über einen eigenen Richtungsvektor verfügt, der auf den Mittelpunkt des Raums zeigt. <text:span text:style-name="T3">Je größer die Distanz zum Mittelpunkt ist, desto stärker wirkt beeinflusst der Richtungsvektor des Quadranten die Bewegungsrichtung des Partikels. Diese Stärke wird im folgenden mit Intensität bezeichnet und hat einen Wertebereich von 0 bis 1. </text:span></text:p>
      <text:p text:style-name="P18">Der effektiv wirkende Einflussvektor auf die Bewegungsrichtung der Partikel berechnet sich <text:span text:style-name="T14">in der Klasse Influencevektor, von der je eine Instanz einer Instanz vom Typ Quadrant zugeordnet ist.</text:span></text:p>
      <text:p text:style-name="P33">Desweiteren verfügt ein Quadrant über Zeiger auf die Partikel, die sich in ihm befinden. <text:span text:style-name="T19">Dies ist notwending, um den effektiven Einflussvektor berechnen zu können.</text:span></text:p>
      <text:p text:style-name="P18"/>
      <text:p text:style-name="P12">Influen<text:span text:style-name="T15">ce</text:span>ve<text:span text:style-name="T15">c</text:span>tor</text:p>
      <text:p text:style-name="P27">Der Influencevector berechnet den neuen Richtungsvektor, den alle Partikel eines Quadranten übergeben bekommen. <text:span text:style-name="T17">Sollte sich der Quadrant am Rand des Raums befinden, haben die Partikelvektoren keinen Einfluss mehr. Der neue Richtungsvektor besteht dann also nur aus dem Richtungsvektor des Quadranten.</text:span></text:p>
      <text:p text:style-name="P19"/>
      <text:p text:style-name="P19">Richtungsvektor des Quadranten: Qr</text:p>
      <text:p text:style-name="P19">Intensität des Quadranten: I</text:p>
      <text:p text:style-name="P20">Richtungsvektoren der Partikel: Pr1, Pr2, …, Prn; n = Anzahl der Partikel im Quadranten</text:p>
      <text:p text:style-name="P19"/>
      <text:p text:style-name="P20">Qr * I <text:span text:style-name="T14">+ Pr1 * (1 – I) / n + Pr2 * (1 – I) / n + … + Prn * (1-I) / n</text:span></text:p>
      <text:p text:style-name="P20"/>
      <text:p text:style-name="P15">SwarmGLFacade</text:p>
      <text:p text:style-name="P15"><text:span text:style-name="T11">Diese Klasse </text:span><text:span text:style-name="T12">k</text:span><text:span text:style-name="T11">apselt Objekte der Klassen Particle, Quadrant, Influencevector und Grid. </text:span></text:p>
      <text:p text:style-name="P40">Sie initiiert OpenGL und erzeugt anhand gegebener Parameter alle Objekte und setzt die Simulation der Schwarmintelligenz in Gang.</text:p>
      <text:p text:style-name="P40"/>
      <text:p text:style-name="P52">Globals.json</text:p>
      <text:p text:style-name="P41">In dieser Datei können die Werte geändert werden, die denn Schwarm manipulieren.</text:p>
      <text:p text:style-name="P42"/>
      <text:p text:style-name="P42"><text:span text:style-name="T23">Mode</text:span>: 0 erlaubt den Partikeln, den Raum zu verlassen, was ein natürlicheres Verhalten des Schwarms hervorruft. Bei 1 wird dies unterbunden.</text:p>
      <text:p text:style-name="P42"/>
      <text:p text:style-name="P44"><text:span text:style-name="T23">Number_of_particles</text:span>: <text:span text:style-name="T29">Die Anzahl der darzustellenden Partikel.</text:span></text:p>
      <text:p text:style-name="P44"/>
      <text:p text:style-name="P45"><text:span text:style-name="T24">Dimension_length</text:span><text:span text:style-name="T30">: Die Anzahl der Quadranten pro Seite des Grids.</text:span></text:p>
      <text:p text:style-name="P45"/>
      <text:p text:style-name="P46"><text:soft-page-break/><text:span text:style-name="T25">Particle_length</text:span><text:span text:style-name="T31">: Die Länge der zu zeichnenden Partikel</text:span></text:p>
      <text:p text:style-name="P46"/>
      <text:p text:style-name="P46"><text:span text:style-name="T26">Debug_flag</text:span><text:span text:style-name="T32">: Mit Debug-Ausgabe oder nicht.</text:span></text:p>
      <text:p text:style-name="P46"/>
      <text:p text:style-name="P47"><text:span text:style-name="T26">V</text:span><text:span text:style-name="T23">elocity</text:span>: Geschwindigkeit der Partikel</text:p>
      <text:p text:style-name="P47"/>
      <text:p text:style-name="P48"><text:span text:style-name="T23">Panic_threshhold</text:span>: Anzahl der Partikel im Quader, ab der eine Panikreaktion initiiert wird.</text:p>
      <text:p text:style-name="P48"/>
      <text:p text:style-name="P49"><text:span text:style-name="T23">Panic_velocity</text:span>: <text:span text:style-name="T33">Geschwindigkeit der Partikel, die sich in einer Panikreaktion befinden.</text:span></text:p>
      <text:p text:style-name="P49"/>
      <text:p text:style-name="P50"><text:span text:style-name="T27">P</text:span><text:span text:style-name="T23">anic_damping</text:span>: Die Wahrscheinlichkeit, dass ein Partikel in Panik die Richtung ändert. Je höher der Wert, desto geringer die Wahrscheinlichkeit.</text:p>
      <text:p text:style-name="P50"/>
      <text:p text:style-name="P51"><text:span text:style-name="T23">Openness</text:span>:<text:span text:style-name="T35">Grad des Einflusses der Richtungsvektoren der Quadranten. Das ästhetischste Verhalten konnten wir bei einem Wert von 10 feststellen. Ab Werten über 20 wird das Verhalten hässlich. </text:span></text:p>
      <text:p text:style-name="P42"/>
      <text:p text:style-name="P43"><text:span text:style-name="T28"/></text:p>
      <text:p text:style-name="P42"/>
      <text:p text:style-name="P42"/>
      <text:p text:style-name="P42"/>
      <text:p text:style-name="P16"/>
      <text:p text:style-name="P35">Fazit</text:p>
      <text:p text:style-name="P39">Wir haben darauf verzichtet, so nah wie möglich an der Realität zu arbeiten um eine bessere Performance ergo mehr simulierte Partikel und auch eine bessere Beobachtbarkeit zu erreichen. Deshalb haben wir die Umwelt derart gestaltet, dass die Partikel den Raum nicht verlassen können. Desweiteren wäre es naturgetreuer, wenn jedes Partikel eigenständig die Umgebung abtasten würde und sein Verhalten dementsprechend anpasst. <text:span text:style-name="T22">Das Verlassen des Bildschirms haben wir im Nachhinein noch implementiert.</text:span></text:p>
      <text:p text:style-name="P36">Wir finden dennoch, dass wir ein erstaunliches Ergebnis erzielen konnten, bei dem das Schwarmverhalten eindeutig erkennbar und durch unterschiedliche Startparameter wesentlich modifizierbar ist.</text:p>
      <text:p text:style-name="P53">Quellen</text:p>
      <text:p text:style-name="P37">gason.cpp: </text:p>
      <text:p text:style-name="P38">htt<text:span text:style-name="T21">ps</text:span>://<text:span text:style-name="T21">www.github.com/vivkin</text:span>/ga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7:57:46.045000000</meta:creation-date>
    <dc:date>2015-07-21T15:46:41.152000000</dc:date>
    <meta:editing-duration>PT1H21M12S</meta:editing-duration>
    <meta:editing-cycles>104</meta:editing-cycles>
    <meta:generator>LibreOffice/4.1.1.2$Windows_x86 LibreOffice_project/7e4286b58adc75a14f6d83f53a03b6c11fa2903</meta:generator>
    <meta:document-statistic meta:table-count="0" meta:image-count="0" meta:object-count="0" meta:page-count="3" meta:paragraph-count="54" meta:word-count="902" meta:character-count="6390" meta:non-whitespace-character-count="5530"/>
  </office:meta>
</office:document-meta>
</file>